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2000003EA0000058A0FA4CD8C.eps" manifest:media-type=""/>
  <manifest:file-entry manifest:full-path="Pictures/20000002000003EA0000058AD47EAB7C.eps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cm, 0cm, 16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1" text:anchor-type="paragraph" svg:x="0cm" svg:y="1.513cm" svg:width="17cm" svg:height="9.61cm" draw:z-index="0"><draw:image xlink:href="Pictures/20000002000003EA0000058AD47EAB7C.eps" xlink:type="simple" xlink:show="embed" xlink:actuate="onLoad"/></draw:frame><draw:frame draw:style-name="fr1" draw:name="Image2" text:anchor-type="paragraph" svg:x="-0.049cm" svg:y="10.832cm" svg:width="17cm" svg:height="9.61cm" draw:z-index="1"><draw:image xlink:href="Pictures/20000002000003EA0000058A0FA4CD8C.eps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23:50:05.209153289</meta:creation-date>
    <dc:date>2016-10-08T23:55:06.522804443</dc:date>
    <meta:editing-duration>P0D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